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use-window-font-color="true" style:font-name="Times New Roman" officeooo:rsid="001f1104" officeooo:paragraph-rsid="001f1104"/>
    </style:style>
    <style:style style:name="P2" style:family="paragraph" style:parent-style-name="Standard">
      <style:paragraph-properties fo:line-height="150%"/>
      <style:text-properties style:use-window-font-color="true" style:font-name="Times New Roman" officeooo:rsid="001f1104" officeooo:paragraph-rsid="002523bf"/>
    </style:style>
    <style:style style:name="P3" style:family="paragraph" style:parent-style-name="Standard">
      <style:paragraph-properties fo:line-height="150%"/>
      <style:text-properties style:use-window-font-color="true" style:font-name="Times New Roman" officeooo:rsid="001f1104" officeooo:paragraph-rsid="002523bf"/>
    </style:style>
    <style:style style:name="P4" style:family="paragraph" style:parent-style-name="Standard">
      <style:paragraph-properties fo:line-height="150%"/>
      <style:text-properties style:use-window-font-color="true" style:font-name="Times New Roman" fo:language="pt" fo:country="BR" officeooo:rsid="001f1104" officeooo:paragraph-rsid="002523bf"/>
    </style:style>
    <style:style style:name="P5" style:family="paragraph" style:parent-style-name="Standard" style:list-style-name="L1">
      <style:paragraph-properties fo:line-height="150%"/>
      <style:text-properties style:use-window-font-color="true" style:font-name="Times New Roman" fo:language="pt" fo:country="BR" officeooo:rsid="0036d3f2" officeooo:paragraph-rsid="0036d3f2"/>
    </style:style>
    <style:style style:name="P6" style:family="paragraph" style:parent-style-name="Standard">
      <style:paragraph-properties fo:line-height="150%"/>
      <style:text-properties style:use-window-font-color="true" style:font-name="Times New Roman" fo:language="pt" fo:country="BR" officeooo:rsid="0036d3f2" officeooo:paragraph-rsid="0036d3f2"/>
    </style:style>
    <style:style style:name="P7" style:family="paragraph" style:parent-style-name="Standard">
      <style:paragraph-properties fo:line-height="150%"/>
      <style:text-properties style:use-window-font-color="true" style:font-name="Times New Roman" fo:language="pt" fo:country="BR" officeooo:rsid="0036d3f2" officeooo:paragraph-rsid="0037b9aa"/>
    </style:style>
    <style:style style:name="P8" style:family="paragraph" style:parent-style-name="Standard">
      <style:paragraph-properties fo:line-height="150%"/>
      <style:text-properties style:use-window-font-color="true" style:font-name="Times New Roman" fo:language="pt" fo:country="BR" officeooo:rsid="00461104" officeooo:paragraph-rsid="00461104"/>
    </style:style>
    <style:style style:name="P9" style:family="paragraph" style:parent-style-name="Standard">
      <style:paragraph-properties fo:line-height="150%"/>
      <style:text-properties style:use-window-font-color="true" style:font-name="Times New Roman" fo:font-size="14pt" fo:font-weight="bold" officeooo:rsid="001f1104" officeooo:paragraph-rsid="001f110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/>
      <style:text-properties fo:color="#800000" style:font-name="Times New Roman" fo:language="pt" fo:country="BR" fo:font-weight="bold" officeooo:rsid="0036d3f2" officeooo:paragraph-rsid="0039726a" style:font-weight-asian="bold" style:font-weight-complex="bold"/>
    </style:style>
    <style:style style:name="P11" style:family="paragraph" style:parent-style-name="Standard">
      <style:paragraph-properties fo:line-height="150%" fo:break-before="page"/>
      <style:text-properties style:use-window-font-color="true" style:font-name="Times New Roman" fo:language="pt" fo:country="BR" officeooo:rsid="00461104" officeooo:paragraph-rsid="00461104"/>
    </style:style>
    <style:style style:name="T1" style:family="text">
      <style:text-properties officeooo:rsid="00206ede"/>
    </style:style>
    <style:style style:name="T2" style:family="text">
      <style:text-properties officeooo:rsid="00219c96"/>
    </style:style>
    <style:style style:name="T3" style:family="text">
      <style:text-properties officeooo:rsid="002523bf"/>
    </style:style>
    <style:style style:name="T4" style:family="text">
      <style:text-properties officeooo:rsid="0026b286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6b286"/>
    </style:style>
    <style:style style:name="T7" style:family="text">
      <style:text-properties fo:language="en" fo:country="US" officeooo:rsid="002523bf"/>
    </style:style>
    <style:style style:name="T8" style:family="text">
      <style:text-properties fo:language="en" fo:country="US" officeooo:rsid="00333b8c"/>
    </style:style>
    <style:style style:name="T9" style:family="text">
      <style:text-properties fo:language="en" fo:country="US" officeooo:rsid="0036d3f2"/>
    </style:style>
    <style:style style:name="T10" style:family="text">
      <style:text-properties fo:language="en" fo:country="US" officeooo:rsid="003cfbe2"/>
    </style:style>
    <style:style style:name="T11" style:family="text">
      <style:text-properties fo:language="en" fo:country="US" officeooo:rsid="0042aec8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weight="bold" officeooo:rsid="0042aec8" style:font-weight-asian="bold" style:font-weight-complex="bold"/>
    </style:style>
    <style:style style:name="T14" style:family="text">
      <style:text-properties fo:language="en" fo:country="US" officeooo:rsid="002b9be1"/>
    </style:style>
    <style:style style:name="T15" style:family="text">
      <style:text-properties fo:language="en" fo:country="US" officeooo:rsid="0047faa0"/>
    </style:style>
    <style:style style:name="T16" style:family="text">
      <style:text-properties fo:language="en" fo:country="US" officeooo:rsid="002fd755"/>
    </style:style>
    <style:style style:name="T17" style:family="text">
      <style:text-properties officeooo:rsid="002b9be1"/>
    </style:style>
    <style:style style:name="T18" style:family="text">
      <style:text-properties officeooo:rsid="002fd755"/>
    </style:style>
    <style:style style:name="T19" style:family="text">
      <style:text-properties officeooo:rsid="0036d3f2"/>
    </style:style>
    <style:style style:name="T20" style:family="text">
      <style:text-properties officeooo:rsid="0037b9aa"/>
    </style:style>
    <style:style style:name="T21" style:family="text">
      <style:text-properties officeooo:rsid="003cfbe2"/>
    </style:style>
    <style:style style:name="T22" style:family="text">
      <style:text-properties officeooo:rsid="00406bae"/>
    </style:style>
    <style:style style:name="T23" style:family="text">
      <style:text-properties officeooo:rsid="00415ccb"/>
    </style:style>
    <style:style style:name="T24" style:family="text">
      <style:text-properties officeooo:rsid="0044056b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523bf" style:font-weight-asian="bold" style:font-weight-complex="bold"/>
    </style:style>
    <style:style style:name="T27" style:family="text">
      <style:text-properties fo:font-weight="bold" officeooo:rsid="0036d3f2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cedimentos</text:p>
      <text:p text:style-name="P1"/>
      <text:p text:style-name="P1"/>
      <text:p text:style-name="P1"><text:tab/>Nesta pesquisa desenvolveu-se uma aplicação que exemplifica os conceitos de uma arquitetura modular, <text:span text:style-name="T1">utilizando como principais tecnologias, a</text:span> linguagem de programação Java <text:span text:style-name="T1">e a especificação OSGi, que oferece suporte a modularização de softwares.</text:span></text:p>
      <text:p text:style-name="P1"><text:tab/><text:span text:style-name="T2">Para o desenvolvimento desta pesquisa, foi definido um cronograma com os principais procedimentos, que foram executados de forma progressiva conforme os resultados obtidos através dos estudos realizados em cada tecnologia.</text:span></text:p>
      <text:p text:style-name="P1"/>
      <text:p text:style-name="P1"/>
      <text:p text:style-name="P1">→<text:span text:style-name="T3"> </text:span><text:span text:style-name="T26">Prototipação</text:span></text:p>
      <text:p text:style-name="P1"/>
      <text:p text:style-name="P1"/>
      <text:p text:style-name="P2"><text:tab/><text:span text:style-name="T3">Através dos resultados obtidos na realização de estudos sobre a especificação OSGi, desenvolveu-se protótipos a fim de verificar seu funcionamento. Foram desenvolvidos diferentes tipos de protótipos, com o objetivo de definir como seria desenvolvido uma aplicação que demonstrasse a modularização de softwares.</text:span></text:p>
      <text:p text:style-name="P2"><text:tab/><text:span text:style-name="T4">Desenvolveu-se protótipos que podem ser executados no ambiente do tipo </text:span><text:span text:style-name="T6">desktop</text:span><text:span text:style-name="T4"> e web. De acordo com os resultados, definimos que a aplicação desenvolvida para exemplificar um software modularizado seria do tipo web.</text:span></text:p>
      <text:p text:style-name="P2"><text:span text:style-name="T3"><text:tab/>A especificação OSGi é implementada por vários </text:span><text:span text:style-name="T7">frameworks</text:span><text:span text:style-name="T3">, dentre eles, os protótipos foram criados utilizando </text:span><text:span text:style-name="T8">o</text:span><text:span text:style-name="T3"> </text:span><text:span text:style-name="T7">Equinox</text:span><text:span text:style-name="T3"> e Apache </text:span><text:span text:style-name="T7">Felix.</text:span><text:span text:style-name="T3"> Desta forma, definiu-se como implementação a ser utilizada para o desenvolvimento o </text:span><text:span text:style-name="T7">framework</text:span><text:span text:style-name="T3"> Apache </text:span><text:span text:style-name="T7">Felix</text:span><text:span text:style-name="T3">, devido a sua excelente integração com o GlassFish. Devido a isso, definiu-se também, a utilização do GlassFish como servidor de aplicação, completando assim o escopo </text:span><text:span text:style-name="T7">back-end</text:span><text:span text:style-name="T3"> para o desenvolvimento de uma aplicação web.</text:span></text:p>
      <text:p text:style-name="P2"><text:tab/><text:span text:style-name="T17">Com o desenvolvimento dos protótipos, baseado nos estudos realizados, observamos que a tecnologia OSGi oferece suporte a projetos do tipo OSGi </text:span><text:span text:style-name="T14">Bundle</text:span><text:span text:style-name="T17">, Java </text:span><text:span text:style-name="T14">Application</text:span><text:span text:style-name="T17">, Web </text:span><text:span text:style-name="T15">Application</text:span><text:span text:style-name="T17"> e </text:span><text:span text:style-name="T14">Enterprise</text:span><text:span text:style-name="T17"> </text:span><text:span text:style-name="T14">Java Bean.</text:span><text:span text:style-name="T17"> Com isso constatamos que podemos desenvolver módulos de diferentes tipos, que interagem entre si através de interfaces bem definidas, que são disponibilizadas como serviços ou exportadas dentro do contexto OSGi.</text:span></text:p>
      <text:p text:style-name="P2"><text:tab/><text:span text:style-name="T18">Foram desenvolvidos também protótipos de módulos responsáveis de disponibilizar a interface gráfica com o usuário, utilizando as tecnologias HTML, </text:span><text:span text:style-name="T15">JavaScript</text:span><text:span text:style-name="T18">, </text:span><text:span text:style-name="T16">Angular JS</text:span><text:span text:style-name="T18">, CSS e </text:span><text:span text:style-name="T16">Bootstrap.</text:span></text:p>
      <text:p text:style-name="P2"><text:tab/><text:span text:style-name="T18">A prototipação foi um procedimento muito importante para o desenvolvimento deste projeto, </text:span><text:soft-page-break/><text:span text:style-name="T18">pois além comprovarmos o funcionamento prático das teorias estudadas, observamos que o desenvolvimento modular requer um planejamento complexo de sua arquitetura, proporcionando desacoplamento dos módulos e alta coesão, ou seja, os módulos podem ser desinstalados, parados e atualizados em tempo de execução sem afetar outros módulos, além de definir responsabilidades específicas para cada módulo.</text:span></text:p>
      <text:p text:style-name="P2"/>
      <text:p text:style-name="P2"/>
      <text:p text:style-name="P2">→<text:span text:style-name="T19"> </text:span><text:span text:style-name="T27">Definição do software</text:span></text:p>
      <text:p text:style-name="P2"/>
      <text:p text:style-name="P2"/>
      <text:p text:style-name="P4"><text:span text:style-name="T19"><text:tab/>Após estudos e a criação de protótipos, definiu-se uma aplicação básica contendo 5 módulos, que demonstre uma arquitetura modular utilizando a tecnologia OSGi através do </text:span><text:span text:style-name="T9">framework</text:span><text:span text:style-name="T19"> Apache </text:span><text:span text:style-name="T9">Felix.</text:span><text:span text:style-name="T19"> O objetivo do software é apenas demonstrar o funcionamento da arquitetura assim como características da tecnologia OSGi.</text:span></text:p>
      <text:p text:style-name="P4"/>
      <text:list xml:id="list7021655567856253461" text:style-name="L1">
        <text:list-item>
          <text:p text:style-name="P5"><text:span text:style-name="T25">Módulo Usuário:</text:span> módulo responsável por controlar os cadastros do usuário e autenticação dos <text:span text:style-name="T22">mesmos </text:span>no sistema;</text:p>
        </text:list-item>
        <text:list-item>
          <text:p text:style-name="P5"><text:span text:style-name="T25">Módulo Clientes:</text:span> módulo responsável por controlar os cadastros de clientes, <text:span text:style-name="T23">com</text:span> integração ao módulo financeiro;</text:p>
        </text:list-item>
        <text:list-item>
          <text:p text:style-name="P5"><text:span text:style-name="T25">Módulo Financeiro:</text:span> módulo responsável por controlar os lançamentos de contas a pagar e a receber, com integração ao módulo de clientes;</text:p>
        </text:list-item>
        <text:list-item>
          <text:p text:style-name="P5"><text:span text:style-name="T25">Módulo </text:span><text:span text:style-name="T12">Logs</text:span><text:span text:style-name="T25">:</text:span> módulo responsável por registrar <text:span text:style-name="T5">logs</text:span> do sistema em arquivos, com integração entre todos os outros módulos.</text:p>
        </text:list-item>
        <text:list-item>
          <text:p text:style-name="P5"><text:span text:style-name="T25">Módulo </text:span><text:span text:style-name="T13">Data source</text:span><text:span text:style-name="T25">:</text:span> módulo responsável por fornecer e controlar acesso ao banco de dados, <text:span text:style-name="T24">com </text:span>integração <text:span text:style-name="T24">entre </text:span>todos os outros módulos.</text:p>
        </text:list-item>
      </text:list>
      <text:p text:style-name="P6"/>
      <text:p text:style-name="P7"><text:tab/><text:span text:style-name="T21">A aplicação foi definida para execução no ambiente web, sendo implantada no servidor de aplicação Glassfish. Isso se justifica devido a grande flexibilidade que os sistemas web oferecem, podendo ser executado em qualquer sistema operacional, assim como qualquer dispositivo que tenha suporte ao </text:span><text:span text:style-name="T10">browser.</text:span></text:p>
      <text:p text:style-name="P11"><text:span text:style-name="T21">R</text:span>ascunhos:</text:p>
      <text:p text:style-name="P8"><text:span text:style-name="T5"/></text:p>
      <text:p text:style-name="P10"><text:span text:style-name="T20">Dessa maneira, foi criado um servidor através do serviço de hospedagem em nuvem, acompanhado da criação de um domínio para a implantação do software. O software também pode ser implantado em um servidor local com as mesmas funcionalidad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Prado</meta:initial-creator>
    <meta:creation-date>2015-08-22T19:58:00.627385718</meta:creation-date>
    <meta:generator>LibreOffice/4.3.3.2$Linux_X86_64 LibreOffice_project/430m0$Build-2</meta:generator>
    <dc:date>2015-08-23T15:50:43.814460877</dc:date>
    <dc:creator>Felipe Prado</dc:creator>
    <meta:editing-duration>PT5H42M44S</meta:editing-duration>
    <meta:editing-cycles>57</meta:editing-cycles>
    <meta:document-statistic meta:table-count="0" meta:image-count="0" meta:object-count="0" meta:page-count="3" meta:paragraph-count="20" meta:word-count="587" meta:character-count="4095" meta:non-whitespace-character-count="3523"/>
  </office:meta>
</office:document-meta>
</file>